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/>
    </style:style>
    <style:style style:name="P2" style:family="paragraph" style:parent-style-name="Standard">
      <style:paragraph-properties fo:margin-top="0.0398in" fo:margin-bottom="0.0398in" loext:contextual-spacing="false" fo:line-height="115%"/>
      <style:text-properties officeooo:paragraph-rsid="00378e56"/>
    </style:style>
    <style:style style:name="P3" style:family="paragraph" style:parent-style-name="Standard" style:list-style-name="L2">
      <style:paragraph-properties fo:margin-top="0.0398in" fo:margin-bottom="0.0398in" loext:contextual-spacing="false" fo:line-height="115%"/>
    </style:style>
    <style:style style:name="P4" style:family="paragraph" style:parent-style-name="Standard">
      <style:paragraph-properties fo:margin-top="0.0398in" fo:margin-bottom="0.0398in" loext:contextual-spacing="false" fo:line-height="115%"/>
      <style:text-properties officeooo:paragraph-rsid="003803f9"/>
    </style:style>
    <style:style style:name="P5" style:family="paragraph" style:parent-style-name="Standard">
      <style:paragraph-properties fo:margin-top="0.0398in" fo:margin-bottom="0.0398in" loext:contextual-spacing="false" fo:line-height="115%"/>
      <style:text-properties officeooo:paragraph-rsid="003989a7"/>
    </style:style>
    <style:style style:name="P6" style:family="paragraph" style:parent-style-name="Standard">
      <style:paragraph-properties fo:margin-top="0.0398in" fo:margin-bottom="0.0398in" loext:contextual-spacing="false" fo:line-height="115%"/>
      <style:text-properties officeooo:paragraph-rsid="003d6e0e"/>
    </style:style>
    <style:style style:name="P7" style:family="paragraph" style:parent-style-name="Standard" style:list-style-name="L1">
      <style:paragraph-properties fo:margin-top="0.0398in" fo:margin-bottom="0.0398in" loext:contextual-spacing="false" fo:line-height="115%"/>
      <style:text-properties style:use-window-font-color="true" style:font-name="Liberation Serif" fo:font-size="12pt" fo:background-color="transparent" style:font-size-asian="12pt" style:font-size-complex="12pt"/>
    </style:style>
    <style:style style:name="P8" style:family="paragraph" style:parent-style-name="Standard" style:list-style-name="L1">
      <style:paragraph-properties fo:margin-top="0.0398in" fo:margin-bottom="0.0398in" loext:contextual-spacing="false" fo:line-height="115%"/>
      <style:text-properties style:use-window-font-color="true" style:font-name="Liberation Serif" fo:font-size="12pt" officeooo:paragraph-rsid="00378e56" fo:background-color="transparent" style:font-size-asian="12pt" style:font-size-complex="12pt"/>
    </style:style>
    <style:style style:name="P9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officeooo:paragraph-rsid="003989a7" fo:background-color="transparent" style:font-size-asian="12pt" style:font-size-complex="12pt"/>
    </style:style>
    <style:style style:name="P10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officeooo:paragraph-rsid="003b637e" fo:background-color="transparent" style:font-size-asian="12pt" style:font-size-complex="12pt"/>
    </style:style>
    <style:style style:name="P11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fo:font-weight="normal" fo:background-color="transparent" style:font-size-asian="12pt" style:font-size-complex="12pt"/>
    </style:style>
    <style:style style:name="P12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fo:font-weight="normal" officeooo:paragraph-rsid="003b637e" fo:background-color="transparent" style:font-size-asian="12pt" style:font-size-complex="12pt"/>
    </style:style>
    <style:style style:name="P13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fo:font-weight="normal" officeooo:rsid="003b637e" officeooo:paragraph-rsid="003b637e" fo:background-color="transparent" style:font-size-asian="12pt" style:font-size-complex="12pt"/>
    </style:style>
    <style:style style:name="P14" style:family="paragraph" style:parent-style-name="Standard">
      <style:paragraph-properties fo:margin-top="0.0398in" fo:margin-bottom="0.0398in" loext:contextual-spacing="false" fo:line-height="115%"/>
      <style:text-properties officeooo:rsid="003989a7" officeooo:paragraph-rsid="003989a7"/>
    </style:style>
    <style:style style:name="P15" style:family="paragraph" style:parent-style-name="Standard">
      <style:paragraph-properties fo:margin-top="0.0398in" fo:margin-bottom="0.0398in" loext:contextual-spacing="false" fo:line-height="115%"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style:writing-mode="lr-tb"/>
      <style:text-properties officeooo:paragraph-rsid="003d6e0e"/>
    </style:style>
    <style:style style:name="T1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2" style:family="text">
      <style:text-properties style:use-window-font-color="true" style:font-name="Liberation Serif" fo:font-size="12pt" officeooo:rsid="00378e56" fo:background-color="transparent" loext:char-shading-value="0" style:font-size-asian="12pt" style:font-size-complex="12pt"/>
    </style:style>
    <style:style style:name="T3" style:family="text">
      <style:text-properties style:use-window-font-color="true" style:font-name="Liberation Serif" fo:font-size="12pt" officeooo:rsid="003803f9" fo:background-color="transparent" loext:char-shading-value="0" style:font-size-asian="12pt" style:font-size-complex="12pt"/>
    </style:style>
    <style:style style:name="T4" style:family="text">
      <style:text-properties style:use-window-font-color="true" style:font-name="Liberation Serif" fo:font-size="12pt" officeooo:rsid="003c2969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Liberation Serif" fo:font-size="12pt" fo:font-weight="normal" fo:background-color="transparent" loext:char-shading-value="0" style:font-size-asian="12pt" style:font-size-complex="12pt"/>
    </style:style>
    <style:style style:name="T6" style:family="text">
      <style:text-properties style:use-window-font-color="true" style:font-name="Liberation Serif" fo:font-size="12pt" fo:font-weight="normal" officeooo:rsid="003803f9" fo:background-color="transparent" loext:char-shading-value="0" style:font-size-asian="12pt" style:font-size-complex="12pt"/>
    </style:style>
    <style:style style:name="T7" style:family="text">
      <style:text-properties style:use-window-font-color="true" style:font-name="Liberation Serif" fo:font-size="12pt" fo:font-weight="normal" officeooo:rsid="003989a7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Liberation Serif" fo:font-size="12pt" fo:font-weight="normal" officeooo:rsid="003c2969" fo:background-color="transparent" loext:char-shading-value="0" style:font-size-asian="12pt" style:font-size-complex="12pt"/>
    </style:style>
    <style:style style:name="T9" style:family="text">
      <style:text-properties style:use-window-font-color="true" style:font-name="Liberation Serif" fo:font-size="12pt" fo:font-weight="normal" officeooo:rsid="003cf294" fo:background-color="transparent" loext:char-shading-value="0" style:font-size-asian="12pt" style:font-size-complex="12pt"/>
    </style:style>
    <style:style style:name="T10" style:family="text">
      <style:text-properties style:use-window-font-color="true" style:font-name="Liberation Serif" fo:font-size="12pt" fo:font-weight="normal" officeooo:rsid="003d6e0e" fo:background-color="transparent" loext:char-shading-value="0" style:font-size-asian="12pt" style:font-size-complex="12pt"/>
    </style:style>
    <style:style style:name="T11" style:family="text">
      <style:text-properties style:use-window-font-color="true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Liberation Serif" fo:font-size="12pt" fo:font-weight="bold" officeooo:rsid="00378e56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78e56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989a7" style:font-size-asian="12pt" style:font-size-complex="12pt"/>
    </style:style>
    <style:style style:name="T1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cf294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d6e0e" fo:background-color="transparent" loext:char-shading-value="0" style:font-size-asian="12pt" style:font-size-complex="12pt"/>
    </style:style>
    <style:style style:name="T19" style:family="text">
      <style:text-properties fo:font-weight="normal"/>
    </style:style>
    <style:style style:name="T20" style:family="text">
      <style:text-properties fo:font-weight="normal" officeooo:rsid="003b637e"/>
    </style:style>
    <style:style style:name="T21" style:family="text">
      <style:text-properties officeooo:rsid="00378e56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378e56" style:font-size-asian="12pt" style:font-size-complex="12pt"/>
    </style:style>
    <style:style style:name="T24" style:family="text">
      <style:text-properties officeooo:rsid="003803f9"/>
    </style:style>
    <style:style style:name="T25" style:family="text">
      <style:text-properties officeooo:rsid="003989a7"/>
    </style:style>
    <style:style style:name="T26" style:family="text">
      <style:text-properties officeooo:rsid="003b637e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378e56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78e56" style:font-weight-asian="bold" style:font-weight-complex="bold"/>
    </style:style>
    <style:style style:name="T31" style:family="text">
      <style:text-properties fo:font-weight="bold" officeooo:rsid="003c2969" style:font-weight-asian="bold" style:font-weight-complex="bold"/>
    </style:style>
    <style:style style:name="T32" style:family="text">
      <style:text-properties officeooo:rsid="003cf2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8">Robotic Manipulation</text:span><text:span text:style-name="T27"> – Final Project</text:span></text:p>
      <text:p text:style-name="P2"><text:span text:style-name="T21">I</text:span><text:span text:style-name="T23">n this project I </text:span><text:span text:style-name="T15">wrote a</text:span><text:span text:style-name="T14"> software that plans a trajectory for the end-effector of the youBot mobile manipulator, performs odometry as the chassis moves, and performs feedback control to drive the youBot to pick up a block at a specified location, carry it to a desired location, and put it down.</text:span></text:p>
      <text:p text:style-name="P2"><text:span text:style-name="T23">The final project contains 3 milestones that where</text:span><text:span text:style-name="T22"> implemented in the code “Full_Program.py”. </text:span><text:span text:style-name="T23">The m</text:span><text:span text:style-name="T21">ain function calls the 3 milestone functions:</text:span></text:p>
      <text:list xml:id="list4129431036" text:style-name="L1">
        <text:list-item>
          <text:p text:style-name="P7"><text:span text:style-name="T29">NextState() </text:span>- <text:span text:style-name="T19">This function compute the configuration of the robot in the next time step.</text:span></text:p>
        </text:list-item>
        <text:list-item>
          <text:p text:style-name="P8"><text:span text:style-name="T29">TrajectoryGenerator()</text:span><text:span text:style-name="T19"> - This function Generates the reference trajectory for the end-effector frame {e}.</text:span></text:p>
        </text:list-item>
        <text:list-item>
          <text:p text:style-name="P8"><text:span text:style-name="T29">FeedbackControl</text:span><text:span text:style-name="T30">()</text:span><text:span text:style-name="T21"> - </text:span><text:span text:style-name="T19">This function calculates the kinematic task-space feedforward plus feedback control law.</text:span></text:p>
        </text:list-item>
      </text:list>
      <text:p text:style-name="P1"/>
      <text:p text:style-name="P4"><text:span text:style-name="T2">In the </text:span><text:span text:style-name="T3">first</text:span><text:span text:style-name="T2"> milestone, </text:span>I <text:span text:style-name="T21">defined a function</text:span> <text:span text:style-name="T11">NextState</text:span><text:span text:style-name="T30">()</text:span><text:span text:style-name="T21">, that </text:span><text:span text:style-name="T24">uses the robot current configuration and speed to find the next configuration. The function also gets a value of maximum angular speed and restrict the speed to the maximum speed allowed.</text:span></text:p>
      <text:p text:style-name="P2"><text:span text:style-name="T2"/></text:p>
      <text:p text:style-name="P2"><text:span text:style-name="T2">In the second milestone, </text:span>I <text:span text:style-name="T21">defined a function</text:span> <text:span text:style-name="T29">TrajectoryGenerator</text:span><text:span text:style-name="T30">()</text:span><text:span text:style-name="T21"> that uses the</text:span> ScrewTrajectory<text:span text:style-name="T21">()</text:span> function from the Modern Robotics library to find the configurations along the robots path, as it goes through several waypoints:</text:p>
      <text:list xml:id="list1871331112" text:style-name="L2">
        <text:list-item>
          <text:p text:style-name="P3">Starts from rest in initial position</text:p>
        </text:list-item>
        <text:list-item>
          <text:p text:style-name="P3">From initial position to standoff position (near the cube position)</text:p>
        </text:list-item>
        <text:list-item>
          <text:p text:style-name="P3">From standoff position to grasp position</text:p>
        </text:list-item>
        <text:list-item>
          <text:p text:style-name="P3">Closing the gripper</text:p>
        </text:list-item>
        <text:list-item>
          <text:p text:style-name="P3">From grasp position to standoff position (near the cube goal position)</text:p>
        </text:list-item>
        <text:list-item>
          <text:p text:style-name="P3">From standoff position to goal position</text:p>
        </text:list-item>
        <text:list-item>
          <text:p text:style-name="P3">From goal position to final position</text:p>
        </text:list-item>
        <text:list-item>
          <text:p text:style-name="P3">opening the gripper</text:p>
        </text:list-item>
        <text:list-item>
          <text:p text:style-name="P3">From final position to standoff position</text:p>
        </text:list-item>
      </text:list>
      <text:p text:style-name="P1">I used the get_list_from_matric<text:span text:style-name="T21">()</text:span> function to convert the matrix returned after each segment into a list, and append it to the existing trajectory list of last segments.</text:p>
      <text:p text:style-name="P1"/>
      <text:p text:style-name="P5"><text:span text:style-name="T2">In the </text:span><text:span text:style-name="T3">third</text:span><text:span text:style-name="T2"> milestone, </text:span>I <text:span text:style-name="T21">defined a function</text:span> <text:span text:style-name="T11">FeedbackControl</text:span><text:span text:style-name="T12">()</text:span><text:span text:style-name="T2">, that </text:span><text:span text:style-name="T3">uses the current, the desired and the next end-effector configuration to compute </text:span><text:span text:style-name="T5">The commanded wheel and arm joint controls, </text:span><text:span text:style-name="T3">and the </text:span><text:soft-page-break/><text:span text:style-name="T3">error between the current and the desi</text:span><text:span text:style-name="T24">red states. The </text:span><text:span text:style-name="T6">cont</text:span><text:span text:style-name="T7">rols are found using feedforward plus feedback control laws.</text:span></text:p>
      <text:p text:style-name="P5"/>
      <text:p text:style-name="P5"><text:span text:style-name="T25">After completing all the milestones code, I wrote a </text:span><text:span text:style-name="T31">full program</text:span><text:span text:style-name="T25"> code that uses the mentioned function to find the t</text:span><text:span text:style-name="T16">rajectory between the waypoints, while controlling the motion parameters.</text:span></text:p>
      <text:p text:style-name="P14">The code’s main function defines the controller’s proportional and integral gains, that can be tune according to the d<text:span text:style-name="T1">esired results.</text:span></text:p>
      <text:p text:style-name="P9"><text:span text:style-name="T25">Through the main function we can also control the robots initial configuration, or change the cube start of finish position.</text:span></text:p>
      <text:p text:style-name="P10"><text:span text:style-name="T26">The function returns:</text:span></text:p>
      <text:p text:style-name="P10"><text:span text:style-name="T20">1. </text:span><text:span text:style-name="T19">A saved csv file represents the N configurations of the end-effector along the entire</text:span></text:p>
      <text:p text:style-name="P11"><text:s text:c="4"/>concatenated eight-segment reference trajectory, including the gripper state (a 13-vector)</text:p>
      <text:p text:style-name="P12"><text:span text:style-name="T26">2. </text:span>A saved csv file represents the Xerr (a 6-vector)</text:p>
      <text:p text:style-name="P12"><text:span text:style-name="T26">3. </text:span>A saved plot of the Xerr changing with time</text:p>
      <text:p text:style-name="P12"><text:span text:style-name="T26">4. </text:span>A saved log file</text:p>
      <text:p text:style-name="P13"/>
      <text:p text:style-name="P6"><text:span text:style-name="T8">Using the full program code, I </text:span><text:span text:style-name="T9">could compute the trajectory and error of 3 different cases – the “best” case (no error, no overshoot), The “overshoot” case (no error, with overshoot), and the “newTask” case (</text:span><text:span text:style-name="T17">different initial and final block configurations, different </text:span><text:span text:style-name="T18">initial robot configuration</text:span><text:span text:style-name="T9">).</text:span></text:p>
      <text:p text:style-name="P16"><text:span text:style-name="T4">The code mentioned can be found in the folder “code”, and the results for the “best”, “overshoot” and “newTask” can be found in the folder “results”. </text:span><text:span text:style-name="T10">For more information on the cases implementation, you can go to the README.pdf file in everyone of the folder mentioned abo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0:37:44.348781354</meta:creation-date>
    <meta:generator>LibreOffice/6.4.6.2$Linux_X86_64 LibreOffice_project/40$Build-2</meta:generator>
    <dc:date>2020-12-07T01:29:34.146303112</dc:date>
    <meta:editing-duration>PT2H31M44S</meta:editing-duration>
    <meta:editing-cycles>31</meta:editing-cycles>
    <meta:document-statistic meta:table-count="0" meta:image-count="0" meta:object-count="0" meta:page-count="2" meta:paragraph-count="30" meta:word-count="550" meta:character-count="3474" meta:non-whitespace-character-count="2960"/>
  </office:meta>
</office:document-meta>
</file>